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text-properties officeooo:rsid="0017f150" officeooo:paragraph-rsid="0017f150"/>
    </style:style>
    <style:style style:name="P2" style:family="paragraph" style:parent-style-name="Default" style:list-style-name="L2">
      <style:text-properties officeooo:rsid="0017f150" officeooo:paragraph-rsid="0017f150"/>
    </style:style>
    <style:style style:name="P3" style:family="paragraph" style:parent-style-name="Default">
      <style:paragraph-properties fo:margin-left="0cm" fo:margin-right="0cm" fo:margin-top="0cm" fo:margin-bottom="0.071cm" loext:contextual-spacing="false" fo:text-indent="0cm" style:auto-text-indent="false"/>
    </style:style>
    <style:style style:name="P4" style:family="paragraph" style:parent-style-name="Default">
      <style:paragraph-properties fo:margin-left="0cm" fo:margin-right="0cm" fo:margin-top="0cm" fo:margin-bottom="0.071cm" loext:contextual-spacing="false" fo:text-indent="0cm" style:auto-text-indent="false"/>
      <style:text-properties fo:color="#0000ff" officeooo:rsid="00196abd" officeooo:paragraph-rsid="00196abd"/>
    </style:style>
    <style:style style:name="P5" style:family="paragraph" style:parent-style-name="Default">
      <style:paragraph-properties fo:margin-left="0cm" fo:margin-right="0cm" fo:margin-top="0cm" fo:margin-bottom="0cm" loext:contextual-spacing="false" fo:text-indent="0cm" style:auto-text-indent="false"/>
    </style:style>
    <style:style style:name="P6" style:family="paragraph" style:parent-style-name="Default">
      <style:paragraph-properties fo:margin-left="0cm" fo:margin-right="0cm" fo:margin-top="0cm" fo:margin-bottom="0cm" loext:contextual-spacing="false" fo:text-indent="0cm" style:auto-text-indent="false"/>
      <style:text-properties officeooo:rsid="00196abd" officeooo:paragraph-rsid="00196abd"/>
    </style:style>
    <style:style style:name="P7" style:family="paragraph" style:parent-style-name="Default">
      <style:paragraph-properties fo:margin-left="0cm" fo:margin-right="0cm" fo:margin-top="0cm" fo:margin-bottom="0.067cm" loext:contextual-spacing="false" fo:text-indent="0cm" style:auto-text-indent="false"/>
    </style:style>
    <style:style style:name="P8" style:family="paragraph" style:parent-style-name="Default">
      <style:paragraph-properties fo:margin-left="0cm" fo:margin-right="0cm" fo:margin-top="0cm" fo:margin-bottom="0.067cm" loext:contextual-spacing="false" fo:text-indent="0cm" style:auto-text-indent="false"/>
      <style:text-properties fo:color="#0000ff" officeooo:rsid="00196abd" officeooo:paragraph-rsid="00196abd"/>
    </style:style>
    <style:style style:name="P9" style:family="paragraph" style:parent-style-name="Default" style:list-style-name="L1">
      <style:paragraph-properties fo:margin-top="0cm" fo:margin-bottom="0.067cm" loext:contextual-spacing="false"/>
      <style:text-properties fo:color="#0000ff" officeooo:rsid="0016412e" officeooo:paragraph-rsid="0016412e"/>
    </style:style>
    <style:style style:name="T1" style:family="text">
      <style:text-properties fo:color="#000000" style:font-name="Times New Roman" fo:font-size="11pt" fo:font-weight="bold" style:font-size-asian="11pt" style:font-weight-asian="bold"/>
    </style:style>
    <style:style style:name="T2" style:family="text">
      <style:text-properties fo:color="#000000" style:font-name="Times New Roman" fo:font-size="11pt" style:font-size-asian="11pt"/>
    </style:style>
    <style:style style:name="T3" style:family="text">
      <style:text-properties fo:color="#000000" style:text-line-through-style="none" style:text-line-through-type="none" style:font-name="Times New Roman" fo:font-size="11pt" style:text-underline-style="none" fo:font-weight="normal" style:font-size-asian="11pt" style:font-weight-asian="normal"/>
    </style:style>
    <style:style style:name="T4" style:family="text">
      <style:text-properties fo:color="#000000" style:text-line-through-style="none" style:text-line-through-type="none" style:font-name="Times New Roman" fo:font-size="11pt" style:text-underline-style="none" fo:font-weight="bold" style:font-size-asian="11pt" style:font-weight-asian="bold"/>
    </style:style>
    <style:style style:name="T5" style:family="text">
      <style:text-properties fo:color="#000000" style:font-name="Symbol" fo:font-size="11pt" style:font-size-asian="11pt"/>
    </style:style>
    <style:style style:name="T6" style:family="text">
      <style:text-properties style:font-name="Times New Roman" fo:font-size="11pt" style:font-size-asian="11pt"/>
    </style:style>
    <style:style style:name="T7" style:family="text">
      <style:text-properties style:text-line-through-style="none" style:text-line-through-type="none" style:font-name="Times New Roman" fo:font-size="11pt" style:text-underline-style="none" fo:font-weight="normal" style:font-size-asian="11pt" style:font-weight-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Default"><text:span text:style-name="T1">Determining the Objectives and Intended Audience of the Site: </text:span></text:p>
      <text:p text:style-name="Default"><text:span text:style-name="T3">Using a word processor, write a Planning Analysis Sheet that includes the following headings: </text:span></text:p>
      <text:p text:style-name="Default"><text:span text:style-name="T3"/></text:p>
      <text:p text:style-name="P3"><text:span text:style-name="T3">• Overall Goal – What is the primary message of this Web page? What is this organization trying to communicate? </text:span></text:p>
      <text:p text:style-name="P3"><text:span text:style-name="T3"/></text:p>
      <text:p text:style-name="P4"><text:span text:style-name="T7">We bring the knowledge, development and entertainment to children through fairy tales.</text:span></text:p>
      <text:p text:style-name="P3"><text:span text:style-name="T3"/></text:p>
      <text:p text:style-name="P5"><text:span text:style-name="T3">• What is the purpose of the site? Why do you think this organization wants to share this information? What do they have to gain? </text:span></text:p>
      <text:p text:style-name="P5"><text:span text:style-name="T3"/></text:p>
      <text:p text:style-name="P8"><text:span text:style-name="T7">The purpose is to provide a free and easy access to reading books online.</text:span></text:p>
      <text:p text:style-name="P5"><text:span text:style-name="T3"/></text:p>
      <text:p text:style-name="P7"><text:span text:style-name="T5">• </text:span><text:span text:style-name="T2">Who is the intended audience? Will the audience consist of potential customers, current customers, or employees of a particular company or industry? Whom do you think this organization's message is directed to? Who would want to know this information? Do any of the following factors relate to your audience: age groups, social-economics, geography, gender, education, culture, etc.?</text:span></text:p>
      <text:p text:style-name="P7"><text:span text:style-name="T2"/></text:p>
      <text:p text:style-name="P8"><text:span text:style-name="T6">The audience are children and their parents. Also, the website can be used by teachers, educators, tutors etc.</text:span></text:p>
      <text:p text:style-name="P7"><text:span text:style-name="T2"/></text:p>
      <text:p text:style-name="P7"><text:span text:style-name="T2">• What are the objectives of the site? To advertise a company or organization, provide information to customers; provide a service, or process orders? </text:span></text:p>
      <text:p text:style-name="P7"><text:span text:style-name="T2"/></text:p>
      <text:p text:style-name="P8"><text:span text:style-name="T6"/></text:p>
      <text:p text:style-name="P7"><text:span text:style-name="T2"/></text:p>
      <text:p text:style-name="P7"><text:span text:style-name="T2">• What do you want the web site to accomplish? What results do you want to see? </text:span></text:p>
      <text:p text:style-name="P7"><text:span text:style-name="T2"/></text:p>
      <text:p text:style-name="P8"><text:span text:style-name="T6">The website is a basic and minimalist book reader for children and their parents.</text:span></text:p>
      <text:p text:style-name="P8"><text:span text:style-name="T6">We want to make it easy and enjoyable to use. As a result, we expect to make our readers returning readers.</text:span></text:p>
      <text:p text:style-name="P7"><text:span text:style-name="T2"/></text:p>
      <text:p text:style-name="P7"><text:span text:style-name="T2">• What information do you need? </text:span></text:p>
      <text:p text:style-name="P7"><text:span text:style-name="T2"/></text:p>
      <text:p text:style-name="P7"><text:span text:style-name="T2">• What opportunity, problem, or issue is your site addressing? </text:span></text:p>
      <text:p text:style-name="P7"><text:span text:style-name="T2"/></text:p>
      <text:p text:style-name="P7"><text:span text:style-name="T2">• List the working title of each page on your Web site. </text:span></text:p>
      <text:list xml:id="list2209374894" text:style-name="L1">
        <text:list-item>
          <text:p text:style-name="P9"><text:span text:style-name="T6">Home</text:span></text:p>
        </text:list-item>
        <text:list-item>
          <text:p text:style-name="P9"><text:span text:style-name="T6">About Us</text:span></text:p>
        </text:list-item>
        <text:list-item>
          <text:p text:style-name="P9"><text:span text:style-name="T6">Library</text:span></text:p>
        </text:list-item>
      </text:list>
      <text:p text:style-name="P5"><text:span text:style-name="T2">• List where you will obtain the content (facts, text, graphics, sounds, and video) for the web pages you listed above. </text:span></text:p>
      <text:p text:style-name="P5"><text:span text:style-name="T2"/></text:p>
      <text:p text:style-name="P6"><text:span text:style-name="T2">All the assets will be taken from free online sources.</text:span></text:p>
      <text:p text:style-name="P6"><text:span text:style-name="T2"/></text:p>
      <text:p text:style-name="Default"><text:span text:style-name="T1">Determining the Content and Drawing a Flowchart of the Site: </text:span></text:p>
      <text:p text:style-name="Default"><text:span text:style-name="T3">A flowchart for a Web site (Site map) illustrates the relationships between the pages on the site starting with the Home page. Draw a flowchart (storyboard) of your web site that shows the hierarchy of pages and relationships between the pages, using a word processor, PowerPoint, or drawing software like Microsoft Visio. </text:span></text:p>
      <text:p text:style-name="Default"><text:span text:style-name="T3"/></text:p>
      <text:p text:style-name="Default"><text:span text:style-name="T4">Sketching a Tentative Page Layout: </text:span></text:p>
      <text:p text:style-name="Default"><text:soft-page-break/><text:span text:style-name="T3">A Page layout includes one tentative layout to be used for the home page and one general tentative to be used for all the content pages (the rest of the pages on the Web site). </text:span></text:p>
      <text:p text:style-name="Default"><text:span text:style-name="T3"/></text:p>
      <text:list xml:id="list1356331786" text:style-name="L2">
        <text:list-item>
          <text:p text:style-name="P2"><text:span text:style-name="T3">Home</text:span></text:p>
        </text:list-item>
        <text:list-item>
          <text:p text:style-name="P2"><text:span text:style-name="T3">About Us</text:span></text:p>
        </text:list-item>
        <text:list-item>
          <text:p text:style-name="P2"><text:span text:style-name="T3">Library</text:span></text:p>
        </text:list-item>
      </text:list>
      <text:p text:style-name="P1"><text:span text:style-name="T3"/></text:p>
      <text:p text:style-name="Default"><text:span text:style-name="T4">List at least two related or similar sites found on the Web. </text:span></text:p>
      <text:p text:style-name="Standard"><text:span text:style-name="T3">Visit other Web sites that are similar to your proposed site. What do you like about these sites? What do you dislike? Look for inspirational ideas. How can you make your Web site better? </text:span></text:p>
      <text:p text:style-name="Standard"><text:span text:style-name="T3"/></text:p>
      <text:p text:style-name="Standard"><text:a xlink:type="simple" xlink:href="http://www.magickeys.com/books/" text:style-name="Internet_20_link" text:visited-style-name="Visited_20_Internet_20_Link"><text:span text:style-name="T3">http://www.magickeys.com/books/</text:span></text:a></text:p>
      <text:p text:style-name="Standard"><text:a xlink:type="simple" xlink:href="https://www.freechildrenstories.com/" text:style-name="Internet_20_link" text:visited-style-name="Visited_20_Internet_20_Link"><text:span text:style-name="T3">https://www.freechildrenstories.com/</text:span></text:a></text:p>
      <text:p text:style-name="Standard"><text:span text:style-name="T3">https://www.storylineonline.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21:32:00</meta:creation-date>
    <dc:title>CEWP 329 HTML5 &amp; CSS3</dc:title>
    <meta:initial-creator>Khattar Daou</meta:initial-creator>
    <dc:subject>Course Outline</dc:subject>
    <meta:keyword>Web Developer | Web Programming | Web Application Developer | GUI Designer | Web Designer</meta:keyword>
    <dc:date>2020-10-05T03:20:56.327000000</dc:date>
    <meta:editing-duration>PT9M23S</meta:editing-duration>
    <meta:editing-cycles>2</meta:editing-cycles>
    <meta:generator>LibreOffice/6.1.2.1$Windows_X86_64 LibreOffice_project/65905a128db06ba48db947242809d14d3f9a93fe</meta:generator>
    <meta:document-statistic meta:table-count="0" meta:image-count="0" meta:object-count="0" meta:page-count="2" meta:paragraph-count="32" meta:word-count="469" meta:character-count="2784" meta:non-whitespace-character-count="2336"/>
  </office:meta>
</office:document-meta>
</file>